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7F0000007B4B5CDA5A524DF1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1.4cm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2.5cm"/>
    </style:style>
    <style:style style:name="gr5" style:family="graphic" style:parent-style-name="standard">
      <style:graphic-properties draw:stroke="none" svg:stroke-color="#000000" draw:fill="none" draw:fill-color="#ffffff" fo:min-height="1.67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ourier 10 Pitch" fo:font-size="8pt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Courier 10 Pitch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cm" svg:height="1.7cm" svg:x="6.1cm" svg:y="8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8cm" svg:height="1.3cm" svg:x="6cm" svg:y="8.6cm">
          <draw:text-box>
            <text:p text:style-name="P2"><text:span text:style-name="T1">Low-res</text:span></text:p>
            <text:p text:style-name="P2"><text:span text:style-name="T1">CNN</text:span></text:p>
          </draw:text-box>
        </draw:frame>
        <draw:custom-shape draw:style-name="gr1" draw:text-style-name="P1" draw:layer="layout" svg:width="1.9cm" svg:height="1.7cm" svg:x="10.8cm" svg:y="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1.7cm" svg:x="8.4cm" svg:y="8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8cm" svg:height="1.3cm" svg:x="8.4cm" svg:y="8.6cm">
          <draw:text-box>
            <text:p text:style-name="P2"><text:span text:style-name="T1">Medium-</text:span><text:span text:style-name="T1">res</text:span></text:p>
            <text:p text:style-name="P2"><text:span text:style-name="T1">CNN</text:span></text:p>
          </draw:text-box>
        </draw:frame>
        <draw:frame draw:style-name="gr2" draw:text-style-name="P3" draw:layer="layout" svg:width="2cm" svg:height="1.3cm" svg:x="10.7cm" svg:y="8.6cm">
          <draw:text-box>
            <text:p text:style-name="P2"><text:span text:style-name="T1">High-</text:span><text:span text:style-name="T1">res</text:span></text:p>
            <text:p text:style-name="P2"><text:span text:style-name="T1">CNN</text:span></text:p>
          </draw:text-box>
        </draw:frame>
        <draw:line draw:style-name="gr3" draw:text-style-name="P4" draw:layer="layout" svg:x1="7.1cm" svg:y1="10cm" svg:x2="7.1cm" svg:y2="11.1cm">
          <text:p/>
        </draw:line>
        <draw:line draw:style-name="gr3" draw:text-style-name="P4" draw:layer="layout" svg:x1="11.9cm" svg:y1="10cm" svg:x2="11.9cm" svg:y2="11.1cm">
          <text:p/>
        </draw:line>
        <draw:line draw:style-name="gr3" draw:text-style-name="P4" draw:layer="layout" svg:x1="9.4cm" svg:y1="10cm" svg:x2="9.4cm" svg:y2="11.1cm">
          <text:p/>
        </draw:line>
        <draw:line draw:style-name="gr3" draw:text-style-name="P4" draw:layer="layout" svg:x1="7.1cm" svg:y1="11.1cm" svg:x2="11.9cm" svg:y2="11.1cm">
          <text:p/>
        </draw:line>
        <draw:line draw:style-name="gr3" draw:text-style-name="P4" draw:layer="layout" svg:x1="9.4cm" svg:y1="11.1cm" svg:x2="9.4cm" svg:y2="12.2cm">
          <text:p/>
        </draw:line>
        <draw:custom-shape draw:style-name="gr4" draw:text-style-name="P1" draw:layer="layout" svg:width="3cm" svg:height="2.5cm" svg:x="8cm" svg:y="12.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cm" svg:height="1.926cm" svg:x="8.1cm" svg:y="12.874cm">
          <draw:text-box>
            <text:p text:style-name="P2"><text:span text:style-name="T1">Fully-connected network</text:span></text:p>
          </draw:text-box>
        </draw:frame>
        <draw:frame draw:style-name="gr6" draw:text-style-name="P2" draw:layer="layout" svg:width="3.359cm" svg:height="3.253cm" svg:x="10.2cm" svg:y="4.247cm">
          <draw:image xlink:href="Pictures/100000000000007F0000007B4B5CDA5A524DF184.png" xlink:type="simple" xlink:show="embed" xlink:actuate="onLoad">
            <text:p/>
          </draw:image>
        </draw:frame>
        <draw:frame draw:style-name="gr6" draw:text-style-name="P2" draw:layer="layout" svg:width="2.459cm" svg:height="2.381cm" svg:x="7.9cm" svg:y="5.019cm">
          <draw:image xlink:href="Pictures/100000000000007F0000007B4B5CDA5A524DF184.png" xlink:type="simple" xlink:show="embed" xlink:actuate="onLoad">
            <text:p/>
          </draw:image>
        </draw:frame>
        <draw:frame draw:style-name="gr6" draw:text-style-name="P2" draw:layer="layout" svg:width="1.459cm" svg:height="1.413cm" svg:x="6cm" svg:y="5.9cm">
          <draw:image xlink:href="Pictures/100000000000007F0000007B4B5CDA5A524DF184.png" xlink:type="simple" xlink:show="embed" xlink:actuate="onLoad">
            <text:p/>
          </draw:image>
        </draw:frame>
        <draw:line draw:style-name="gr7" draw:text-style-name="P4" draw:layer="layout" svg:x1="11.9cm" svg:y1="7.1cm" svg:x2="11.9cm" svg:y2="8.3cm">
          <text:p/>
        </draw:line>
        <draw:line draw:style-name="gr7" draw:text-style-name="P4" draw:layer="layout" svg:x1="9.2cm" svg:y1="7.1cm" svg:x2="9.2cm" svg:y2="8.3cm">
          <text:p/>
        </draw:line>
        <draw:line draw:style-name="gr7" draw:text-style-name="P4" draw:layer="layout" svg:x1="6.7cm" svg:y1="7.1cm" svg:x2="6.7cm" svg:y2="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18:02:35.025931753</meta:creation-date>
    <dc:date>2017-11-10T18:06:37.287329226</dc:date>
    <meta:editing-duration>PT4M1S</meta:editing-duration>
    <meta:editing-cycles>2</meta:editing-cycles>
    <meta:generator>LibreOffice/5.1.6.2$Linux_X86_64 LibreOffice_project/10m0$Build-2</meta:generator>
    <meta:document-statistic meta:object-count="19"/>
  </office:meta>
</office:document-meta>
</file>